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6cm"/>
    </style:style>
    <style:style style:name="co2" style:family="table-column">
      <style:table-column-properties fo:break-before="auto" style:column-width="57.9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Matrices</text:p>
          </table:table-cell>
          <table:table-cell office:value-type="string" calcext:value-type="string">
            <text:p><text:s text:c="2"/>Soit A une matrice. Le coefficient situé en ligne i et colonne j de A est noté \(A_{ij}\). <text:s/>On note \(\mathcal{M}_{pq}(\R)\) l'ensemble des matrices à p lignes et q colonnes à coefficients réels </text:p>
          </table:table-cell>
        </table:table-row>
        <table:table-row table:style-name="ro1">
          <table:table-cell office:value-type="string" calcext:value-type="string">
            <text:p>Strcuture d'EV des matrices</text:p>
          </table:table-cell>
          <table:table-cell office:value-type="string" calcext:value-type="string">
            <text:p>Munie de ces opérations, \(\mathcal{M}_{pq}(\R)\) est un R-espace vectoriel de dimension finie \(p\times q\) </text:p>
          </table:table-cell>
        </table:table-row>
        <table:table-row table:style-name="ro1">
          <table:table-cell office:value-type="string" calcext:value-type="string">
            <text:p>Transposée</text:p>
          </table:table-cell>
          <table:table-cell office:value-type="string" calcext:value-type="string">
            <text:p>Soit A une matrice. On appelle transposée de A, notée \(A^T, A^t, t_A,T_A\) la matrice de q lignes et p colonnes. On a \(A^T_{ij} = A_{ji}\). L'application de transposition est une application linéaire. </text:p>
          </table:table-cell>
        </table:table-row>
        <table:table-row table:style-name="ro1">
          <table:table-cell office:value-type="string" calcext:value-type="string">
            <text:p>Matrices symétriques /anti-symétriques</text:p>
          </table:table-cell>
          <table:table-cell office:value-type="string" calcext:value-type="string">
            <text:p>Si A est une matrice carrée : \begin{itemize} <text:s/>\item A est symétrique si \(A^T = A\). On note S l'ensemble des matrices symétriques <text:s/>\item <text:s/>A est anti-symétrique si \(A^T = -A\) On note AS cet ensemble \end{itemize} S et AS sont des SEV de \(\mc{M}_C(\R)\) et \(\mc{M}_C\ = S\oplus AS\) 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Soit une matrice carrée. La trace est la somme des éléments diagonaux. Cette application est une forme linéaire </text:p>
          </table:table-cell>
        </table:table-row>
        <table:table-row table:style-name="ro1">
          <table:table-cell office:value-type="string" calcext:value-type="string">
            <text:p>Produit de 2 matrices</text:p>
          </table:table-cell>
          <table:table-cell office:value-type="string" calcext:value-type="string">
            <text:p>Prenons 2 matrices de tailles quelconques. On appelle produit des matrices \(A_{pq}\) et \(B_{qr}\) la matrice C définie par \[C_{ij} = \sum^{q}_{k=1} A_{ik}B_{kj}\] </text:p>
          </table:table-cell>
        </table:table-row>
        <table:table-row table:style-name="ro1">
          <table:table-cell office:value-type="string" calcext:value-type="string">
            <text:p>Développement et ordre de multiplication</text:p>
          </table:table-cell>
          <table:table-cell office:value-type="string" calcext:value-type="string">
            <text:p>Soit \(A_{np}, B_{pq}, C_{qr}\). <text:s/>Alors \((AB)C=A(BC)\). L'ordre n'a pas d'importance. <text:s/>De plus, \(A(B+C) = AB+AC\). % Enfin, \(OA = O = AO\) </text:p>
          </table:table-cell>
        </table:table-row>
        <table:table-row table:style-name="ro1">
          <table:table-cell office:value-type="string" calcext:value-type="string">
            <text:p>Commutativité / intégrité</text:p>
          </table:table-cell>
          <table:table-cell office:value-type="string" calcext:value-type="string">
            <text:p>Il n'est ni commutatif ni intègre : On a pas AB = BA m\^eme quand les 2 produits sont définis. <text:s/>Si AB = 0, cela n'implique pas A est nul ou B est nul. <text:s/>AB = AC n'implique pas que B = C. </text:p>
          </table:table-cell>
        </table:table-row>
        <table:table-row table:style-name="ro1">
          <table:table-cell office:value-type="string" calcext:value-type="string">
            <text:p>transposition / trace</text:p>
          </table:table-cell>
          <table:table-cell office:value-type="string" calcext:value-type="string">
            <text:p>\((AB)^T = B^TA^T\) <text:s/>\(tr(AB) = tr(BA)\) </text:p>
          </table:table-cell>
        </table:table-row>
        <table:table-row table:style-name="ro1">
          <table:table-cell office:value-type="string" calcext:value-type="string">
            <text:p>Polyn\^omes de matrice</text:p>
          </table:table-cell>
          <table:table-cell office:value-type="string" calcext:value-type="string">
            <text:p>On prend une matrice carrée et un polyn\^ome. Le polynome de la matrice est toujours une matrice carrée. </text:p>
          </table:table-cell>
        </table:table-row>
        <table:table-row table:style-name="ro1">
          <table:table-cell office:value-type="string" calcext:value-type="string">
            <text:p>Matrice nilpotente</text:p>
          </table:table-cell>
          <table:table-cell office:value-type="string" calcext:value-type="string">
            <text:p>Une matrice carrée est dite nilpotente si \(\exists k\in \N, \tq A^k = 0\) </text:p>
          </table:table-cell>
        </table:table-row>
        <table:table-row table:style-name="ro1">
          <table:table-cell office:value-type="string" calcext:value-type="string">
            <text:p>Matrices commutantes</text:p>
          </table:table-cell>
          <table:table-cell office:value-type="string" calcext:value-type="string">
            <text:p>Pour ces matrices là, on peut appliquer la formule du binome de Newton. <text:s/>Soit 2 matrices carrées. On dit que A et B commutent si \(AB = BA\). On a alors \(\forall m \in \N, (A+B)^m <text:s/>= \sum^m_{k=1}C^k_m A^kB^{m-k}\). </text:p>
          </table:table-cell>
        </table:table-row>
        <table:table-row table:style-name="ro1">
          <table:table-cell office:value-type="string" calcext:value-type="string">
            <text:p>Application de matrice</text:p>
          </table:table-cell>
          <table:table-cell office:value-type="string" calcext:value-type="string">
            <text:p>Pour A, on pose \(f_a:X\in \mc{M}_Q(\R)\to AX\mc{M}(\R)\) qui est une application linéaire </text:p>
          </table:table-cell>
        </table:table-row>
        <table:table-row table:style-name="ro1">
          <table:table-cell office:value-type="string" calcext:value-type="string">
            <text:p>Propriétés des applications de matrice</text:p>
          </table:table-cell>
          <table:table-cell office:value-type="string" calcext:value-type="string">
            <text:p>\begin{itemize} <text:s/>\item Le système \(S_A\) admet au moins une solution \(\iff f_a\) est surjective. <text:s/>\item Si la fonction est injective, le système admet au plus une solution. <text:s/>\item Si la fonction est bijective, le système admet exactement une soltion. <text:s text:c="2"/>\item si \(q&gt;p\) (plus d'inconnues que d'équation), f n'est pas injective et si le système admet une solution, il en admet une infinité. <text:s/>\item Si \(q&lt;p\) (plus d'équations qu d'inconnues), f n'est pas surjective et il existe des y tels que le système n' a pas de solution. \end{itemize} </text:p>
          </table:table-cell>
        </table:table-row>
        <table:table-row table:style-name="ro1">
          <table:table-cell office:value-type="string" calcext:value-type="string">
            <text:p>Matrice inversible</text:p>
          </table:table-cell>
          <table:table-cell office:value-type="string" calcext:value-type="string">
            <text:p>Soit A carrée. dit que A est inversible si \(\exists B\) de meme taille telle que \(AB = BA = I_d\). Dans ce cas, B est unique, et notée \(A^{-1}\). </text:p>
          </table:table-cell>
        </table:table-row>
        <table:table-row table:style-name="ro1">
          <table:table-cell office:value-type="string" calcext:value-type="string">
            <text:p>Inversibilité et application de matrice</text:p>
          </table:table-cell>
          <table:table-cell office:value-type="string" calcext:value-type="string">
            <text:p>Soit A carrée. Les 3 propositions suivantes sont équivalentes \begin{itemize} <text:s/>\item \(A\in GL_p(\R)\) (A est inversible) <text:s/>\item \(f_A : X\in \mc{M}_p \to AX \in \mc{M}_{p,1}\) est bijective <text:s/>\item \(\exists B\in M_p, AB=I_d\) % <text:s/>\item \(\exists B, BA = Id\) \end{itemize} <text:s/></text:p>
          </table:table-cell>
        </table:table-row>
        <table:table-row table:style-name="ro1">
          <table:table-cell office:value-type="string" calcext:value-type="string">
            <text:p>Transposition et inversibilité</text:p>
          </table:table-cell>
          <table:table-cell office:value-type="string" calcext:value-type="string">
            <text:p>Soit A une matrice inversible. <text:s/>Alors \(A^T\) est inversible et \((A^T)^{-1} = (A^{-1})^T\) </text:p>
          </table:table-cell>
        </table:table-row>
        <table:table-row table:style-name="ro1">
          <table:table-cell office:value-type="string" calcext:value-type="string">
            <text:p>Commutativité si A inversible et B et C carrées</text:p>
          </table:table-cell>
          <table:table-cell office:value-type="string" calcext:value-type="string">
            <text:p>Soit A inversible et B et C carrées <text:s/>\(AB=AC \Rightarrow B=C\) </text:p>
          </table:table-cell>
        </table:table-row>
        <table:table-row table:style-name="ro1">
          <table:table-cell office:value-type="string" calcext:value-type="string">
            <text:p>Condition nécessaire d'Inversibilité</text:p>
          </table:table-cell>
          <table:table-cell office:value-type="string" calcext:value-type="string">
            <text:p>Si A a une colonne/ligne remplie de 0, elle n'est pas inversible </text:p>
          </table:table-cell>
        </table:table-row>
        <table:table-row table:style-name="ro1">
          <table:table-cell office:value-type="string" calcext:value-type="string">
            <text:p>Critère d'inversibilité pour matrice 22</text:p>
          </table:table-cell>
          <table:table-cell office:value-type="string" calcext:value-type="string">
            <text:p>Soit A = \(\begin{bmatrix}a&amp;b\\c&amp;d\end{bmatrix}\) et B = <text:s/>\(\begin{bmatrix}d&amp;-b\\-c&amp;a\end{bmatrix}\). Alors A est inversible ssi \(ad-bc \neq 0\) et alors \(A^{-1}= \frac{1}{ad-bc}B\) </text:p>
          </table:table-cell>
        </table:table-row>
        <table:table-row table:style-name="ro1">
          <table:table-cell office:value-type="string" calcext:value-type="string">
            <text:p>Inversibilité et base</text:p>
          </table:table-cell>
          <table:table-cell office:value-type="string" calcext:value-type="string">
            <text:p>A est inversible ssi \(C_1,C_2\dots C_p\) est une base de \(M_{p1}\) ou ssi \(L_1,L_2\dots L_p\) est une base de \(M_{1,p}\) avec C les matrices colonnes et L les matrices lignes </text:p>
          </table:table-cell>
        </table:table-row>
        <table:table-row table:style-name="ro1">
          <table:table-cell office:value-type="string" calcext:value-type="string">
            <text:p>Rang</text:p>
          </table:table-cell>
          <table:table-cell office:value-type="string" calcext:value-type="string">
            <text:p>Soit \(A\in M_{p,q}, f_A : X\in M_{q,1}(\R) \to AX \in M_{p,1}(\R)\) <text:s/>On appelle rang de la matrice A l'entier noté \(rg(A)\) définit par \(rg(A) = rg(f_A)\) </text:p>
          </table:table-cell>
        </table:table-row>
        <table:table-row table:style-name="ro1">
          <table:table-cell office:value-type="string" calcext:value-type="string">
            <text:p>Calcul du rang</text:p>
          </table:table-cell>
          <table:table-cell office:value-type="string" calcext:value-type="string">
            <text:p><text:s/>Soit \(A = [C_1,C_2,\dots,C_q]\). Alors \(rg(A) = \dim(Vect(C_1,C_2,\dots,C_3)) = rg(A^T) = \dim(Vect(L_1,L_2,\dots, L_p))\). </text:p>
          </table:table-cell>
        </table:table-row>
        <table:table-row table:style-name="ro1">
          <table:table-cell office:value-type="string" calcext:value-type="string">
            <text:p>Inversibilité et rang</text:p>
          </table:table-cell>
          <table:table-cell office:value-type="string" calcext:value-type="string">
            <text:p>Soit A une matrice carrée. Elle est invsersible \(\iff rg(A) = p\) </text:p>
          </table:table-cell>
        </table:table-row>
        <table:table-row table:style-name="ro1">
          <table:table-cell office:value-type="string" calcext:value-type="string">
            <text:p>Linéarité des MAL</text:p>
          </table:table-cell>
          <table:table-cell office:value-type="string" calcext:value-type="string">
            <text:p>Soient f et g deux éléments de \(L(E,F)\), B est une base de E, \(B_a\) est une base de F, \(\lambda \in R\). <text:s/>\begin{itemize} <text:s/>\item \(M_{B,B_a}(f+g) = M_{B,B_a}(f) + <text:s/>M_{B,B_a}(g)\) <text:s/>\item \( M_{B,B_a}(\lambda f) = \lambda <text:s/>M_{B,B_a}(f)\) \end{itemize} </text:p>
          </table:table-cell>
        </table:table-row>
        <table:table-row table:style-name="ro1">
          <table:table-cell office:value-type="string" calcext:value-type="string">
            <text:p>MAL composées</text:p>
          </table:table-cell>
          <table:table-cell office:value-type="string" calcext:value-type="string">
            <text:p>Soient \(f\in L(E,F), g\in L(F,G),\), B une base de E, \(B_a\) une base de F, \(B_b\) une base G <text:s/>Alors \(g\circ f \in L(E,G)\) et \(M_{B,B_b}(g\circ f) = M_{B_a, B_b}(g) M_{B,B_a}(f)\) </text:p>
          </table:table-cell>
        </table:table-row>
        <table:table-row table:style-name="ro1">
          <table:table-cell office:value-type="string" calcext:value-type="string">
            <text:p>Mise à la puissance de MAL</text:p>
          </table:table-cell>
          <table:table-cell office:value-type="string" calcext:value-type="string">
            <text:p>\(f\in L(E), q\in \N, f^q = f\circ f \circ f\dots\) <text:s/>\(M_B(f) = M_{B}(f)^q\) </text:p>
          </table:table-cell>
        </table:table-row>
        <table:table-row table:style-name="ro1">
          <table:table-cell office:value-type="string" calcext:value-type="string">
            <text:p>Propriétés des MAL pour les isomorphismes</text:p>
          </table:table-cell>
          <table:table-cell office:value-type="string" calcext:value-type="string">
            <text:p>\(f\in L(E, F), M_{B,B_a}(f) \in M_{p}(\R)\). <text:s/>\(f\) est un isomorphisme \(\iff <text:s/>M_{B,B_a}(f)\) est inversible <text:s/>Si f est un isomorphisme, \(M_{B_a, B}(f^{-1}) = <text:s/>M_{B,B_a}(f)^{-1}\) <text:s/>Soit \(f\in L(E), B\). f est bijective \(\iff M_B(f)\) est inversible et \(M_B(f^{-1}) = M_B(f)^{-1}\) </text:p>
          </table:table-cell>
        </table:table-row>
        <table:table-row table:style-name="ro1">
          <table:table-cell office:value-type="string" calcext:value-type="string">
            <text:p>Matrices de changement de base</text:p>
          </table:table-cell>
          <table:table-cell office:value-type="string" calcext:value-type="string">
            <text:p>Soit B et \(B_a\) 2 bases de E. On appelle matrice de passage de la base B à la base \(B_a\) la matrice \(M_{B_a,B}(I_d)\) </text:p>
          </table:table-cell>
        </table:table-row>
        <table:table-row table:style-name="ro1">
          <table:table-cell office:value-type="string" calcext:value-type="string">
            <text:p>Inversion des matrices de changement de base</text:p>
          </table:table-cell>
          <table:table-cell office:value-type="string" calcext:value-type="string">
            <text:p>\(M_{B_a,B}(Id_E)\) est toujours inversible et \(M_{B_a,B}(I_d)^{-1} = M_{B,B_a}(I_d)\) </text:p>
          </table:table-cell>
        </table:table-row>
        <table:table-row table:style-name="ro1">
          <table:table-cell office:value-type="string" calcext:value-type="string">
            <text:p>Linéarité</text:p>
          </table:table-cell>
          <table:table-cell office:value-type="string" calcext:value-type="string">
            <text:p>Soient 3 bases de E. Alors <text:s/>\(M_{B1,B3}(Id_E) = M_{B2,B3}(Id_E)M_{B1,B2}(Id_E)\)</text:p>
          </table:table-cell>
        </table:table-row>
        <table:table-row table:style-name="ro1">
          <table:table-cell office:value-type="string" calcext:value-type="string">
            <text:p>Formules de changement de base</text:p>
          </table:table-cell>
          <table:table-cell office:value-type="string" calcext:value-type="string">
            <text:p>Soient \(B_1,B_2,\bar{B_1}, \bar{B_2}, f\in L(E,F)\). Alors <text:s/>\(M_{B_2,\bar{B_2}}(f) = M_{\bar{B_1}, \bar{B_2}}M_{B_1, \bar{B_1}}(f)M_{B_2, B_1}(Id_E)\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6T10:21:51.460937928</dc:date>
    <meta:editing-duration>PT2M18S</meta:editing-duration>
    <meta:editing-cycles>1</meta:editing-cycles>
    <meta:document-statistic meta:table-count="1" meta:cell-count="66" meta:object-count="0"/>
    <meta:generator>LibreOffice/24.2.7.2$Linux_X86_64 LibreOffice_project/420$Build-2</meta:generator>
  </office:meta>
</office:document-meta>
</file>